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65.43mm" svg:y="19.06mm">
            <loext:p draw:notify-on-update-of-ranges="option_roi_result.B1:option_roi_result.B1 option_roi_result.B2:option_roi_result.B2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4/1/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/1/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/1/6</text:p>
          </table:table-cell>
          <table:table-cell office:value-type="float" office:value="0.9949" calcext:value-type="float">
            <text:p>0.9949</text:p>
          </table:table-cell>
        </table:table-row>
        <table:table-row table:style-name="ro1">
          <table:table-cell office:value-type="string" calcext:value-type="string">
            <text:p>2014/1/7</text:p>
          </table:table-cell>
          <table:table-cell office:value-type="float" office:value="0.99465" calcext:value-type="float">
            <text:p>0.99465</text:p>
          </table:table-cell>
        </table:table-row>
        <table:table-row table:style-name="ro1">
          <table:table-cell office:value-type="string" calcext:value-type="string">
            <text:p>2014/1/8</text:p>
          </table:table-cell>
          <table:table-cell office:value-type="float" office:value="1.00265" calcext:value-type="float">
            <text:p>1.00265</text:p>
          </table:table-cell>
        </table:table-row>
        <table:table-row table:style-name="ro1">
          <table:table-cell office:value-type="string" calcext:value-type="string">
            <text:p>2014/1/9</text:p>
          </table:table-cell>
          <table:table-cell office:value-type="float" office:value="0.99955" calcext:value-type="float">
            <text:p>0.99955</text:p>
          </table:table-cell>
        </table:table-row>
        <table:table-row table:style-name="ro1">
          <table:table-cell office:value-type="string" calcext:value-type="string">
            <text:p>2014/1/10</text:p>
          </table:table-cell>
          <table:table-cell office:value-type="float" office:value="0.99955" calcext:value-type="float">
            <text:p>0.99955</text:p>
          </table:table-cell>
        </table:table-row>
        <table:table-row table:style-name="ro1">
          <table:table-cell office:value-type="string" calcext:value-type="string">
            <text:p>2014/1/13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string" calcext:value-type="string">
            <text:p>2014/1/14</text:p>
          </table:table-cell>
          <table:table-cell office:value-type="float" office:value="0.99655" calcext:value-type="float">
            <text:p>0.99655</text:p>
          </table:table-cell>
        </table:table-row>
        <table:table-row table:style-name="ro1">
          <table:table-cell office:value-type="string" calcext:value-type="string">
            <text:p>2014/1/15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office:value-type="string" calcext:value-type="string">
            <text:p>2014/1/16</text:p>
          </table:table-cell>
          <table:table-cell office:value-type="float" office:value="1.00105" calcext:value-type="float">
            <text:p>1.00105</text:p>
          </table:table-cell>
        </table:table-row>
        <table:table-row table:style-name="ro1">
          <table:table-cell office:value-type="string" calcext:value-type="string">
            <text:p>2014/1/17</text:p>
          </table:table-cell>
          <table:table-cell office:value-type="float" office:value="1.00105" calcext:value-type="float">
            <text:p>1.00105</text:p>
          </table:table-cell>
        </table:table-row>
        <table:table-row table:style-name="ro1">
          <table:table-cell office:value-type="string" calcext:value-type="string">
            <text:p>2014/1/20</text:p>
          </table:table-cell>
          <table:table-cell office:value-type="float" office:value="1.00105" calcext:value-type="float">
            <text:p>1.00105</text:p>
          </table:table-cell>
        </table:table-row>
        <table:table-row table:style-name="ro1">
          <table:table-cell office:value-type="string" calcext:value-type="string">
            <text:p>2014/1/21</text:p>
          </table:table-cell>
          <table:table-cell office:value-type="float" office:value="1.00105" calcext:value-type="float">
            <text:p>1.00105</text:p>
          </table:table-cell>
        </table:table-row>
        <table:table-row table:style-name="ro1">
          <table:table-cell office:value-type="string" calcext:value-type="string">
            <text:p>2014/1/22</text:p>
          </table:table-cell>
          <table:table-cell office:value-type="float" office:value="1.00105" calcext:value-type="float">
            <text:p>1.00105</text:p>
          </table:table-cell>
        </table:table-row>
        <table:table-row table:style-name="ro1">
          <table:table-cell office:value-type="string" calcext:value-type="string">
            <text:p>2014/1/23</text:p>
          </table:table-cell>
          <table:table-cell office:value-type="float" office:value="1.00105" calcext:value-type="float">
            <text:p>1.00105</text:p>
          </table:table-cell>
        </table:table-row>
        <table:table-row table:style-name="ro1">
          <table:table-cell office:value-type="string" calcext:value-type="string">
            <text:p>2014/1/24</text:p>
          </table:table-cell>
          <table:table-cell office:value-type="float" office:value="1.00105" calcext:value-type="float">
            <text:p>1.00105</text:p>
          </table:table-cell>
        </table:table-row>
        <table:table-row table:style-name="ro1">
          <table:table-cell office:value-type="string" calcext:value-type="string">
            <text:p>2014/1/27</text:p>
          </table:table-cell>
          <table:table-cell office:value-type="float" office:value="0.99755" calcext:value-type="float">
            <text:p>0.99755</text:p>
          </table:table-cell>
        </table:table-row>
        <table:table-row table:style-name="ro1">
          <table:table-cell office:value-type="string" calcext:value-type="string">
            <text:p>2014/2/5</text:p>
          </table:table-cell>
          <table:table-cell office:value-type="float" office:value="0.99755" calcext:value-type="float">
            <text:p>0.99755</text:p>
          </table:table-cell>
        </table:table-row>
        <table:table-row table:style-name="ro1">
          <table:table-cell office:value-type="string" calcext:value-type="string">
            <text:p>2014/2/6</text:p>
          </table:table-cell>
          <table:table-cell office:value-type="float" office:value="0.99755" calcext:value-type="float">
            <text:p>0.99755</text:p>
          </table:table-cell>
        </table:table-row>
        <table:table-row table:style-name="ro1">
          <table:table-cell office:value-type="string" calcext:value-type="string">
            <text:p>2014/2/7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office:value-type="string" calcext:value-type="string">
            <text:p>2014/2/10</text:p>
          </table:table-cell>
          <table:table-cell office:value-type="float" office:value="0.97895" calcext:value-type="float">
            <text:p>0.97895</text:p>
          </table:table-cell>
        </table:table-row>
        <table:table-row table:style-name="ro1">
          <table:table-cell office:value-type="string" calcext:value-type="string">
            <text:p>2014/2/11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string" calcext:value-type="string">
            <text:p>2014/2/12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2/13</text:p>
          </table:table-cell>
          <table:table-cell office:value-type="float" office:value="0.99545" calcext:value-type="float">
            <text:p>0.99545</text:p>
          </table:table-cell>
        </table:table-row>
        <table:table-row table:style-name="ro1">
          <table:table-cell office:value-type="string" calcext:value-type="string">
            <text:p>2014/2/14</text:p>
          </table:table-cell>
          <table:table-cell office:value-type="float" office:value="0.99545" calcext:value-type="float">
            <text:p>0.99545</text:p>
          </table:table-cell>
        </table:table-row>
        <table:table-row table:style-name="ro1">
          <table:table-cell office:value-type="string" calcext:value-type="string">
            <text:p>2014/2/17</text:p>
          </table:table-cell>
          <table:table-cell office:value-type="float" office:value="0.99545" calcext:value-type="float">
            <text:p>0.99545</text:p>
          </table:table-cell>
        </table:table-row>
        <table:table-row table:style-name="ro1">
          <table:table-cell office:value-type="string" calcext:value-type="string">
            <text:p>2014/2/18</text:p>
          </table:table-cell>
          <table:table-cell office:value-type="float" office:value="0.99545" calcext:value-type="float">
            <text:p>0.99545</text:p>
          </table:table-cell>
        </table:table-row>
        <table:table-row table:style-name="ro1">
          <table:table-cell office:value-type="string" calcext:value-type="string">
            <text:p>2014/2/19</text:p>
          </table:table-cell>
          <table:table-cell office:value-type="float" office:value="0.99545" calcext:value-type="float">
            <text:p>0.99545</text:p>
          </table:table-cell>
        </table:table-row>
        <table:table-row table:style-name="ro1">
          <table:table-cell office:value-type="string" calcext:value-type="string">
            <text:p>2014/2/20</text:p>
          </table:table-cell>
          <table:table-cell office:value-type="float" office:value="0.99545" calcext:value-type="float">
            <text:p>0.99545</text:p>
          </table:table-cell>
        </table:table-row>
        <table:table-row table:style-name="ro1">
          <table:table-cell office:value-type="string" calcext:value-type="string">
            <text:p>2014/2/21</text:p>
          </table:table-cell>
          <table:table-cell office:value-type="float" office:value="0.99305" calcext:value-type="float">
            <text:p>0.99305</text:p>
          </table:table-cell>
        </table:table-row>
        <table:table-row table:style-name="ro1">
          <table:table-cell office:value-type="string" calcext:value-type="string">
            <text:p>2014/2/24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2014/2/25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2014/2/26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2014/2/27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2014/3/3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2014/3/4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2014/3/5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6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7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10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11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12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13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14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17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string" calcext:value-type="string">
            <text:p>2014/3/18</text:p>
          </table:table-cell>
          <table:table-cell office:value-type="float" office:value="0.9809" calcext:value-type="float">
            <text:p>0.9809</text:p>
          </table:table-cell>
        </table:table-row>
        <table:table-row table:style-name="ro1">
          <table:table-cell office:value-type="string" calcext:value-type="string">
            <text:p>2014/3/19</text:p>
          </table:table-cell>
          <table:table-cell office:value-type="float" office:value="0.9809" calcext:value-type="float">
            <text:p>0.9809</text:p>
          </table:table-cell>
        </table:table-row>
        <table:table-row table:style-name="ro1">
          <table:table-cell office:value-type="string" calcext:value-type="string">
            <text:p>2014/3/20</text:p>
          </table:table-cell>
          <table:table-cell office:value-type="float" office:value="0.9809" calcext:value-type="float">
            <text:p>0.9809</text:p>
          </table:table-cell>
        </table:table-row>
        <table:table-row table:style-name="ro1">
          <table:table-cell office:value-type="string" calcext:value-type="string">
            <text:p>2014/3/21</text:p>
          </table:table-cell>
          <table:table-cell office:value-type="float" office:value="0.9809" calcext:value-type="float">
            <text:p>0.9809</text:p>
          </table:table-cell>
        </table:table-row>
        <table:table-row table:style-name="ro1">
          <table:table-cell office:value-type="string" calcext:value-type="string">
            <text:p>2014/3/24</text:p>
          </table:table-cell>
          <table:table-cell office:value-type="float" office:value="0.9809" calcext:value-type="float">
            <text:p>0.9809</text:p>
          </table:table-cell>
        </table:table-row>
        <table:table-row table:style-name="ro1">
          <table:table-cell office:value-type="string" calcext:value-type="string">
            <text:p>2014/3/25</text:p>
          </table:table-cell>
          <table:table-cell office:value-type="float" office:value="0.98065" calcext:value-type="float">
            <text:p>0.98065</text:p>
          </table:table-cell>
        </table:table-row>
        <table:table-row table:style-name="ro1">
          <table:table-cell office:value-type="string" calcext:value-type="string">
            <text:p>2014/3/26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3/27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3/28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3/31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1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2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3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7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8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9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10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11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2014/4/14</text:p>
          </table:table-cell>
          <table:table-cell office:value-type="float" office:value="0.99795" calcext:value-type="float">
            <text:p>0.99795</text:p>
          </table:table-cell>
        </table:table-row>
        <table:table-row table:style-name="ro1">
          <table:table-cell office:value-type="string" calcext:value-type="string">
            <text:p>2014/4/15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16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17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18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21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22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23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24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25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28</text:p>
          </table:table-cell>
          <table:table-cell office:value-type="float" office:value="1.0027" calcext:value-type="float">
            <text:p>1.0027</text:p>
          </table:table-cell>
        </table:table-row>
        <table:table-row table:style-name="ro1">
          <table:table-cell office:value-type="string" calcext:value-type="string">
            <text:p>2014/4/29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1">
          <table:table-cell office:value-type="string" calcext:value-type="string">
            <text:p>2014/4/30</text:p>
          </table:table-cell>
          <table:table-cell office:value-type="float" office:value="0.97415" calcext:value-type="float">
            <text:p>0.97415</text:p>
          </table:table-cell>
        </table:table-row>
        <table:table-row table:style-name="ro1">
          <table:table-cell office:value-type="string" calcext:value-type="string">
            <text:p>2014/5/2</text:p>
          </table:table-cell>
          <table:table-cell office:value-type="float" office:value="0.9739" calcext:value-type="float">
            <text:p>0.9739</text:p>
          </table:table-cell>
        </table:table-row>
        <table:table-row table:style-name="ro1">
          <table:table-cell office:value-type="string" calcext:value-type="string">
            <text:p>2014/5/5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6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7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8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9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12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13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14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15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16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19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20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21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22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23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26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27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28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29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5/30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3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4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5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6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9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10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11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12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13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16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17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18</text:p>
          </table:table-cell>
          <table:table-cell office:value-type="float" office:value="0.98265" calcext:value-type="float">
            <text:p>0.98265</text:p>
          </table:table-cell>
        </table:table-row>
        <table:table-row table:style-name="ro1">
          <table:table-cell office:value-type="string" calcext:value-type="string">
            <text:p>2014/6/19</text:p>
          </table:table-cell>
          <table:table-cell office:value-type="float" office:value="0.9803" calcext:value-type="float">
            <text:p>0.9803</text:p>
          </table:table-cell>
        </table:table-row>
        <table:table-row table:style-name="ro1">
          <table:table-cell office:value-type="string" calcext:value-type="string">
            <text:p>2014/6/20</text:p>
          </table:table-cell>
          <table:table-cell office:value-type="float" office:value="0.9803" calcext:value-type="float">
            <text:p>0.9803</text:p>
          </table:table-cell>
        </table:table-row>
        <table:table-row table:style-name="ro1">
          <table:table-cell office:value-type="string" calcext:value-type="string">
            <text:p>2014/6/23</text:p>
          </table:table-cell>
          <table:table-cell office:value-type="float" office:value="0.9803" calcext:value-type="float">
            <text:p>0.9803</text:p>
          </table:table-cell>
        </table:table-row>
        <table:table-row table:style-name="ro1">
          <table:table-cell office:value-type="string" calcext:value-type="string">
            <text:p>2014/6/24</text:p>
          </table:table-cell>
          <table:table-cell office:value-type="float" office:value="0.98005" calcext:value-type="float">
            <text:p>0.98005</text:p>
          </table:table-cell>
        </table:table-row>
        <table:table-row table:style-name="ro1">
          <table:table-cell office:value-type="string" calcext:value-type="string">
            <text:p>2014/6/25</text:p>
          </table:table-cell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string" calcext:value-type="string">
            <text:p>2014/6/26</text:p>
          </table:table-cell>
          <table:table-cell office:value-type="float" office:value="0.9939" calcext:value-type="float">
            <text:p>0.9939</text:p>
          </table:table-cell>
        </table:table-row>
        <table:table-row table:style-name="ro1">
          <table:table-cell office:value-type="string" calcext:value-type="string">
            <text:p>2014/6/27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6/30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1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2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3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4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7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8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9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10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2014/7/11</text:p>
          </table:table-cell>
          <table:table-cell office:value-type="float" office:value="0.9694" calcext:value-type="float">
            <text:p>0.9694</text:p>
          </table:table-cell>
        </table:table-row>
        <table:table-row table:style-name="ro1">
          <table:table-cell office:value-type="string" calcext:value-type="string">
            <text:p>2014/7/14</text:p>
          </table:table-cell>
          <table:table-cell office:value-type="float" office:value="0.9694" calcext:value-type="float">
            <text:p>0.9694</text:p>
          </table:table-cell>
        </table:table-row>
        <table:table-row table:style-name="ro1">
          <table:table-cell office:value-type="string" calcext:value-type="string">
            <text:p>2014/7/15</text:p>
          </table:table-cell>
          <table:table-cell office:value-type="float" office:value="0.9694" calcext:value-type="float">
            <text:p>0.9694</text:p>
          </table:table-cell>
        </table:table-row>
        <table:table-row table:style-name="ro1">
          <table:table-cell office:value-type="string" calcext:value-type="string">
            <text:p>2014/7/16</text:p>
          </table:table-cell>
          <table:table-cell office:value-type="float" office:value="0.9694" calcext:value-type="float">
            <text:p>0.9694</text:p>
          </table:table-cell>
        </table:table-row>
        <table:table-row table:style-name="ro1">
          <table:table-cell office:value-type="string" calcext:value-type="string">
            <text:p>2014/7/17</text:p>
          </table:table-cell>
          <table:table-cell office:value-type="float" office:value="0.9694" calcext:value-type="float">
            <text:p>0.9694</text:p>
          </table:table-cell>
        </table:table-row>
        <table:table-row table:style-name="ro1">
          <table:table-cell office:value-type="string" calcext:value-type="string">
            <text:p>2014/7/18</text:p>
          </table:table-cell>
          <table:table-cell office:value-type="float" office:value="0.9694" calcext:value-type="float">
            <text:p>0.9694</text:p>
          </table:table-cell>
        </table:table-row>
        <table:table-row table:style-name="ro1">
          <table:table-cell office:value-type="string" calcext:value-type="string">
            <text:p>2014/7/21</text:p>
          </table:table-cell>
          <table:table-cell office:value-type="float" office:value="0.96615" calcext:value-type="float">
            <text:p>0.96615</text:p>
          </table:table-cell>
        </table:table-row>
        <table:table-row table:style-name="ro1">
          <table:table-cell office:value-type="string" calcext:value-type="string">
            <text:p>2014/7/22</text:p>
          </table:table-cell>
          <table:table-cell office:value-type="float" office:value="0.96615" calcext:value-type="float">
            <text:p>0.96615</text:p>
          </table:table-cell>
        </table:table-row>
        <table:table-row table:style-name="ro1">
          <table:table-cell office:value-type="string" calcext:value-type="string">
            <text:p>2014/7/24</text:p>
          </table:table-cell>
          <table:table-cell office:value-type="float" office:value="0.9659" calcext:value-type="float">
            <text:p>0.9659</text:p>
          </table:table-cell>
        </table:table-row>
        <table:table-row table:style-name="ro1">
          <table:table-cell office:value-type="string" calcext:value-type="string">
            <text:p>2014/7/25</text:p>
          </table:table-cell>
          <table:table-cell office:value-type="float" office:value="0.9639" calcext:value-type="float">
            <text:p>0.9639</text:p>
          </table:table-cell>
        </table:table-row>
        <table:table-row table:style-name="ro1">
          <table:table-cell office:value-type="string" calcext:value-type="string">
            <text:p>2014/7/28</text:p>
          </table:table-cell>
          <table:table-cell office:value-type="float" office:value="0.9639" calcext:value-type="float">
            <text:p>0.9639</text:p>
          </table:table-cell>
        </table:table-row>
        <table:table-row table:style-name="ro1">
          <table:table-cell office:value-type="string" calcext:value-type="string">
            <text:p>2014/7/29</text:p>
          </table:table-cell>
          <table:table-cell office:value-type="float" office:value="0.9609" calcext:value-type="float">
            <text:p>0.9609</text:p>
          </table:table-cell>
        </table:table-row>
        <table:table-row table:style-name="ro1">
          <table:table-cell office:value-type="string" calcext:value-type="string">
            <text:p>2014/7/30</text:p>
          </table:table-cell>
          <table:table-cell office:value-type="float" office:value="0.96065" calcext:value-type="float">
            <text:p>0.96065</text:p>
          </table:table-cell>
        </table:table-row>
        <table:table-row table:style-name="ro1">
          <table:table-cell office:value-type="string" calcext:value-type="string">
            <text:p>2014/7/31</text:p>
          </table:table-cell>
          <table:table-cell office:value-type="float" office:value="0.958675" calcext:value-type="float">
            <text:p>0.958675</text:p>
          </table:table-cell>
        </table:table-row>
        <table:table-row table:style-name="ro1">
          <table:table-cell office:value-type="string" calcext:value-type="string">
            <text:p>2014/8/1</text:p>
          </table:table-cell>
          <table:table-cell office:value-type="float" office:value="0.958425" calcext:value-type="float">
            <text:p>0.958425</text:p>
          </table:table-cell>
        </table:table-row>
        <table:table-row table:style-name="ro1">
          <table:table-cell office:value-type="string" calcext:value-type="string">
            <text:p>2014/8/4</text:p>
          </table:table-cell>
          <table:table-cell office:value-type="float" office:value="0.951425" calcext:value-type="float">
            <text:p>0.951425</text:p>
          </table:table-cell>
        </table:table-row>
        <table:table-row table:style-name="ro1">
          <table:table-cell office:value-type="string" calcext:value-type="string">
            <text:p>2014/8/5</text:p>
          </table:table-cell>
          <table:table-cell office:value-type="float" office:value="0.951425" calcext:value-type="float">
            <text:p>0.951425</text:p>
          </table:table-cell>
        </table:table-row>
        <table:table-row table:style-name="ro1">
          <table:table-cell office:value-type="string" calcext:value-type="string">
            <text:p>2014/8/6</text:p>
          </table:table-cell>
          <table:table-cell office:value-type="float" office:value="0.951425" calcext:value-type="float">
            <text:p>0.951425</text:p>
          </table:table-cell>
        </table:table-row>
        <table:table-row table:style-name="ro1">
          <table:table-cell office:value-type="string" calcext:value-type="string">
            <text:p>2014/8/7</text:p>
          </table:table-cell>
          <table:table-cell office:value-type="float" office:value="0.951425" calcext:value-type="float">
            <text:p>0.951425</text:p>
          </table:table-cell>
        </table:table-row>
        <table:table-row table:style-name="ro1">
          <table:table-cell office:value-type="string" calcext:value-type="string">
            <text:p>2014/8/8</text:p>
          </table:table-cell>
          <table:table-cell office:value-type="float" office:value="0.951425" calcext:value-type="float">
            <text:p>0.951425</text:p>
          </table:table-cell>
        </table:table-row>
        <table:table-row table:style-name="ro1">
          <table:table-cell office:value-type="string" calcext:value-type="string">
            <text:p>2014/8/11</text:p>
          </table:table-cell>
          <table:table-cell office:value-type="float" office:value="0.951175" calcext:value-type="float">
            <text:p>0.951175</text:p>
          </table:table-cell>
        </table:table-row>
        <table:table-row table:style-name="ro1">
          <table:table-cell office:value-type="string" calcext:value-type="string">
            <text:p>2014/8/12</text:p>
          </table:table-cell>
          <table:table-cell office:value-type="float" office:value="0.942725" calcext:value-type="float">
            <text:p>0.942725</text:p>
          </table:table-cell>
        </table:table-row>
        <table:table-row table:style-name="ro1">
          <table:table-cell office:value-type="string" calcext:value-type="string">
            <text:p>2014/8/13</text:p>
          </table:table-cell>
          <table:table-cell office:value-type="float" office:value="0.942475" calcext:value-type="float">
            <text:p>0.942475</text:p>
          </table:table-cell>
        </table:table-row>
        <table:table-row table:style-name="ro1">
          <table:table-cell office:value-type="string" calcext:value-type="string">
            <text:p>2014/8/14</text:p>
          </table:table-cell>
          <table:table-cell office:value-type="float" office:value="0.953775" calcext:value-type="float">
            <text:p>0.953775</text:p>
          </table:table-cell>
        </table:table-row>
        <table:table-row table:style-name="ro1">
          <table:table-cell office:value-type="string" calcext:value-type="string">
            <text:p>2014/8/15</text:p>
          </table:table-cell>
          <table:table-cell office:value-type="float" office:value="0.953775" calcext:value-type="float">
            <text:p>0.953775</text:p>
          </table:table-cell>
        </table:table-row>
        <table:table-row table:style-name="ro1">
          <table:table-cell office:value-type="string" calcext:value-type="string">
            <text:p>2014/8/18</text:p>
          </table:table-cell>
          <table:table-cell office:value-type="float" office:value="0.953775" calcext:value-type="float">
            <text:p>0.953775</text:p>
          </table:table-cell>
        </table:table-row>
        <table:table-row table:style-name="ro1">
          <table:table-cell office:value-type="string" calcext:value-type="string">
            <text:p>2014/8/19</text:p>
          </table:table-cell>
          <table:table-cell office:value-type="float" office:value="0.953525" calcext:value-type="float">
            <text:p>0.953525</text:p>
          </table:table-cell>
        </table:table-row>
        <table:table-row table:style-name="ro1">
          <table:table-cell office:value-type="string" calcext:value-type="string">
            <text:p>2014/8/20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2014/8/21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2014/8/22</text:p>
          </table:table-cell>
          <table:table-cell office:value-type="float" office:value="0.96475" calcext:value-type="float">
            <text:p>0.96475</text:p>
          </table:table-cell>
        </table:table-row>
        <table:table-row table:style-name="ro1">
          <table:table-cell office:value-type="string" calcext:value-type="string">
            <text:p>2014/8/25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14/8/26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14/8/27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14/8/28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14/8/29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14/9/1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14/9/2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14/9/3</text:p>
          </table:table-cell>
          <table:table-cell office:value-type="float" office:value="0.99835" calcext:value-type="float">
            <text:p>0.99835</text:p>
          </table:table-cell>
        </table:table-row>
        <table:table-row table:style-name="ro1">
          <table:table-cell office:value-type="string" calcext:value-type="string">
            <text:p>2014/9/4</text:p>
          </table:table-cell>
          <table:table-cell office:value-type="float" office:value="0.99185" calcext:value-type="float">
            <text:p>0.99185</text:p>
          </table:table-cell>
        </table:table-row>
        <table:table-row table:style-name="ro1">
          <table:table-cell office:value-type="string" calcext:value-type="string">
            <text:p>2014/9/5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2014/9/9</text:p>
          </table:table-cell>
          <table:table-cell office:value-type="float" office:value="0.98575" calcext:value-type="float">
            <text:p>0.98575</text:p>
          </table:table-cell>
        </table:table-row>
        <table:table-row table:style-name="ro1">
          <table:table-cell office:value-type="string" calcext:value-type="string">
            <text:p>2014/9/10</text:p>
          </table:table-cell>
          <table:table-cell office:value-type="float" office:value="0.9756" calcext:value-type="float">
            <text:p>0.9756</text:p>
          </table:table-cell>
        </table:table-row>
        <table:table-row table:style-name="ro1">
          <table:table-cell office:value-type="string" calcext:value-type="string">
            <text:p>2014/9/11</text:p>
          </table:table-cell>
          <table:table-cell office:value-type="float" office:value="0.9711" calcext:value-type="float">
            <text:p>0.9711</text:p>
          </table:table-cell>
        </table:table-row>
        <table:table-row table:style-name="ro1">
          <table:table-cell office:value-type="string" calcext:value-type="string">
            <text:p>2014/9/12</text:p>
          </table:table-cell>
          <table:table-cell office:value-type="float" office:value="0.9711" calcext:value-type="float">
            <text:p>0.9711</text:p>
          </table:table-cell>
        </table:table-row>
        <table:table-row table:style-name="ro1">
          <table:table-cell office:value-type="string" calcext:value-type="string">
            <text:p>2014/9/15</text:p>
          </table:table-cell>
          <table:table-cell office:value-type="float" office:value="0.9711" calcext:value-type="float">
            <text:p>0.9711</text:p>
          </table:table-cell>
        </table:table-row>
        <table:table-row table:style-name="ro1">
          <table:table-cell office:value-type="string" calcext:value-type="string">
            <text:p>2014/9/16</text:p>
          </table:table-cell>
          <table:table-cell office:value-type="float" office:value="0.96585" calcext:value-type="float">
            <text:p>0.96585</text:p>
          </table:table-cell>
        </table:table-row>
        <table:table-row table:style-name="ro1">
          <table:table-cell office:value-type="string" calcext:value-type="string">
            <text:p>2014/9/17</text:p>
          </table:table-cell>
          <table:table-cell office:value-type="float" office:value="0.96585" calcext:value-type="float">
            <text:p>0.96585</text:p>
          </table:table-cell>
        </table:table-row>
        <table:table-row table:style-name="ro1">
          <table:table-cell office:value-type="string" calcext:value-type="string">
            <text:p>2014/9/18</text:p>
          </table:table-cell>
          <table:table-cell office:value-type="float" office:value="0.96585" calcext:value-type="float">
            <text:p>0.96585</text:p>
          </table:table-cell>
        </table:table-row>
        <table:table-row table:style-name="ro1">
          <table:table-cell office:value-type="string" calcext:value-type="string">
            <text:p>2014/9/19</text:p>
          </table:table-cell>
          <table:table-cell office:value-type="float" office:value="0.96195" calcext:value-type="float">
            <text:p>0.96195</text:p>
          </table:table-cell>
        </table:table-row>
        <table:table-row table:style-name="ro1">
          <table:table-cell office:value-type="string" calcext:value-type="string">
            <text:p>2014/9/22</text:p>
          </table:table-cell>
          <table:table-cell office:value-type="float" office:value="0.96195" calcext:value-type="float">
            <text:p>0.96195</text:p>
          </table:table-cell>
        </table:table-row>
        <table:table-row table:style-name="ro1">
          <table:table-cell office:value-type="string" calcext:value-type="string">
            <text:p>2014/9/23</text:p>
          </table:table-cell>
          <table:table-cell office:value-type="float" office:value="0.96195" calcext:value-type="float">
            <text:p>0.96195</text:p>
          </table:table-cell>
        </table:table-row>
        <table:table-row table:style-name="ro1">
          <table:table-cell office:value-type="string" calcext:value-type="string">
            <text:p>2014/9/24</text:p>
          </table:table-cell>
          <table:table-cell office:value-type="float" office:value="0.96195" calcext:value-type="float">
            <text:p>0.96195</text:p>
          </table:table-cell>
        </table:table-row>
        <table:table-row table:style-name="ro1">
          <table:table-cell office:value-type="string" calcext:value-type="string">
            <text:p>2014/9/25</text:p>
          </table:table-cell>
          <table:table-cell office:value-type="float" office:value="0.93675" calcext:value-type="float">
            <text:p>0.93675</text:p>
          </table:table-cell>
        </table:table-row>
        <table:table-row table:style-name="ro1">
          <table:table-cell office:value-type="string" calcext:value-type="string">
            <text:p>2014/9/26</text:p>
          </table:table-cell>
          <table:table-cell office:value-type="float" office:value="0.9339" calcext:value-type="float">
            <text:p>0.9339</text:p>
          </table:table-cell>
        </table:table-row>
        <table:table-row table:style-name="ro1">
          <table:table-cell office:value-type="string" calcext:value-type="string">
            <text:p>2014/9/29</text:p>
          </table:table-cell>
          <table:table-cell office:value-type="float" office:value="0.9101" calcext:value-type="float">
            <text:p>0.9101</text:p>
          </table:table-cell>
        </table:table-row>
        <table:table-row table:style-name="ro1">
          <table:table-cell office:value-type="string" calcext:value-type="string">
            <text:p>2014/9/30</text:p>
          </table:table-cell>
          <table:table-cell office:value-type="float" office:value="0.8848" calcext:value-type="float">
            <text:p>0.8848</text:p>
          </table:table-cell>
        </table:table-row>
        <table:table-row table:style-name="ro1">
          <table:table-cell office:value-type="string" calcext:value-type="string">
            <text:p>2014/10/1</text:p>
          </table:table-cell>
          <table:table-cell office:value-type="float" office:value="0.88455" calcext:value-type="float">
            <text:p>0.88455</text:p>
          </table:table-cell>
        </table:table-row>
        <table:table-row table:style-name="ro1">
          <table:table-cell office:value-type="string" calcext:value-type="string">
            <text:p>2014/10/2</text:p>
          </table:table-cell>
          <table:table-cell office:value-type="float" office:value="0.87705" calcext:value-type="float">
            <text:p>0.87705</text:p>
          </table:table-cell>
        </table:table-row>
        <table:table-row table:style-name="ro1">
          <table:table-cell office:value-type="string" calcext:value-type="string">
            <text:p>2014/10/3</text:p>
          </table:table-cell>
          <table:table-cell office:value-type="float" office:value="1.0193" calcext:value-type="float">
            <text:p>1.0193</text:p>
          </table:table-cell>
        </table:table-row>
        <table:table-row table:style-name="ro1">
          <table:table-cell office:value-type="string" calcext:value-type="string">
            <text:p>2014/10/6</text:p>
          </table:table-cell>
          <table:table-cell office:value-type="float" office:value="1.0599" calcext:value-type="float">
            <text:p>1.0599</text:p>
          </table:table-cell>
        </table:table-row>
        <table:table-row table:style-name="ro1">
          <table:table-cell office:value-type="string" calcext:value-type="string">
            <text:p>2014/10/7</text:p>
          </table:table-cell>
          <table:table-cell office:value-type="float" office:value="1.0599" calcext:value-type="float">
            <text:p>1.0599</text:p>
          </table:table-cell>
        </table:table-row>
        <table:table-row table:style-name="ro1">
          <table:table-cell office:value-type="string" calcext:value-type="string">
            <text:p>2014/10/8</text:p>
          </table:table-cell>
          <table:table-cell office:value-type="float" office:value="1.0544" calcext:value-type="float">
            <text:p>1.0544</text:p>
          </table:table-cell>
        </table:table-row>
        <table:table-row table:style-name="ro1">
          <table:table-cell office:value-type="string" calcext:value-type="string">
            <text:p>2014/10/9</text:p>
          </table:table-cell>
          <table:table-cell office:value-type="float" office:value="1.0264" calcext:value-type="float">
            <text:p>1.0264</text:p>
          </table:table-cell>
        </table:table-row>
        <table:table-row table:style-name="ro1">
          <table:table-cell office:value-type="string" calcext:value-type="string">
            <text:p>2014/10/13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14/10/14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14/10/15</text:p>
          </table:table-cell>
          <table:table-cell office:value-type="float" office:value="0.9826" calcext:value-type="float">
            <text:p>0.9826</text:p>
          </table:table-cell>
        </table:table-row>
        <table:table-row table:style-name="ro1">
          <table:table-cell office:value-type="string" calcext:value-type="string">
            <text:p>2014/10/16</text:p>
          </table:table-cell>
          <table:table-cell office:value-type="float" office:value="0.9826" calcext:value-type="float">
            <text:p>0.9826</text:p>
          </table:table-cell>
        </table:table-row>
        <table:table-row table:style-name="ro1">
          <table:table-cell office:value-type="string" calcext:value-type="string">
            <text:p>2014/10/17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2014/10/20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2014/10/21</text:p>
          </table:table-cell>
          <table:table-cell office:value-type="float" office:value="0.93925" calcext:value-type="float">
            <text:p>0.93925</text:p>
          </table:table-cell>
        </table:table-row>
        <table:table-row table:style-name="ro1">
          <table:table-cell office:value-type="string" calcext:value-type="string">
            <text:p>2014/10/22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string" calcext:value-type="string">
            <text:p>2014/10/23</text:p>
          </table:table-cell>
          <table:table-cell office:value-type="float" office:value="0.9294" calcext:value-type="float">
            <text:p>0.9294</text:p>
          </table:table-cell>
        </table:table-row>
        <table:table-row table:style-name="ro1">
          <table:table-cell office:value-type="string" calcext:value-type="string">
            <text:p>2014/10/24</text:p>
          </table:table-cell>
          <table:table-cell office:value-type="float" office:value="0.9294" calcext:value-type="float">
            <text:p>0.9294</text:p>
          </table:table-cell>
        </table:table-row>
        <table:table-row table:style-name="ro1">
          <table:table-cell office:value-type="string" calcext:value-type="string">
            <text:p>2014/10/27</text:p>
          </table:table-cell>
          <table:table-cell office:value-type="float" office:value="0.90525" calcext:value-type="float">
            <text:p>0.90525</text:p>
          </table:table-cell>
        </table:table-row>
        <table:table-row table:style-name="ro1">
          <table:table-cell office:value-type="string" calcext:value-type="string">
            <text:p>2014/10/28</text:p>
          </table:table-cell>
          <table:table-cell office:value-type="float" office:value="0.9035" calcext:value-type="float">
            <text:p>0.9035</text:p>
          </table:table-cell>
        </table:table-row>
        <table:table-row table:style-name="ro1">
          <table:table-cell office:value-type="string" calcext:value-type="string">
            <text:p>2014/10/29</text:p>
          </table:table-cell>
          <table:table-cell office:value-type="float" office:value="1.1695" calcext:value-type="float">
            <text:p>1.1695</text:p>
          </table:table-cell>
        </table:table-row>
        <table:table-row table:style-name="ro1">
          <table:table-cell office:value-type="string" calcext:value-type="string">
            <text:p>2014/10/30</text:p>
          </table:table-cell>
          <table:table-cell office:value-type="float" office:value="1.1695" calcext:value-type="float">
            <text:p>1.1695</text:p>
          </table:table-cell>
        </table:table-row>
        <table:table-row table:style-name="ro1">
          <table:table-cell office:value-type="string" calcext:value-type="string">
            <text:p>2014/10/31</text:p>
          </table:table-cell>
          <table:table-cell office:value-type="float" office:value="1.1695" calcext:value-type="float">
            <text:p>1.1695</text:p>
          </table:table-cell>
        </table:table-row>
        <table:table-row table:style-name="ro1">
          <table:table-cell office:value-type="string" calcext:value-type="string">
            <text:p>2014/11/3</text:p>
          </table:table-cell>
          <table:table-cell office:value-type="float" office:value="1.1695" calcext:value-type="float">
            <text:p>1.1695</text:p>
          </table:table-cell>
        </table:table-row>
        <table:table-row table:style-name="ro1">
          <table:table-cell office:value-type="string" calcext:value-type="string">
            <text:p>2014/11/4</text:p>
          </table:table-cell>
          <table:table-cell office:value-type="float" office:value="1.1695" calcext:value-type="float">
            <text:p>1.1695</text:p>
          </table:table-cell>
        </table:table-row>
        <table:table-row table:style-name="ro1">
          <table:table-cell office:value-type="string" calcext:value-type="string">
            <text:p>2014/11/5</text:p>
          </table:table-cell>
          <table:table-cell office:value-type="float" office:value="1.1695" calcext:value-type="float">
            <text:p>1.1695</text:p>
          </table:table-cell>
        </table:table-row>
        <table:table-row table:style-name="ro1">
          <table:table-cell office:value-type="string" calcext:value-type="string">
            <text:p>2014/11/6</text:p>
          </table:table-cell>
          <table:table-cell office:value-type="float" office:value="1.1695" calcext:value-type="float">
            <text:p>1.1695</text:p>
          </table:table-cell>
        </table:table-row>
        <table:table-row table:style-name="ro1">
          <table:table-cell office:value-type="string" calcext:value-type="string">
            <text:p>2014/11/7</text:p>
          </table:table-cell>
          <table:table-cell office:value-type="float" office:value="1.1695" calcext:value-type="float">
            <text:p>1.1695</text:p>
          </table:table-cell>
        </table:table-row>
        <table:table-row table:style-name="ro1">
          <table:table-cell office:value-type="string" calcext:value-type="string">
            <text:p>2014/11/10</text:p>
          </table:table-cell>
          <table:table-cell office:value-type="float" office:value="1.16925" calcext:value-type="float">
            <text:p>1.16925</text:p>
          </table:table-cell>
        </table:table-row>
        <table:table-row table:style-name="ro1">
          <table:table-cell office:value-type="string" calcext:value-type="string">
            <text:p>2014/11/11</text:p>
          </table:table-cell>
          <table:table-cell office:value-type="float" office:value="1.1885" calcext:value-type="float">
            <text:p>1.1885</text:p>
          </table:table-cell>
        </table:table-row>
        <table:table-row table:style-name="ro1">
          <table:table-cell office:value-type="string" calcext:value-type="string">
            <text:p>2014/11/12</text:p>
          </table:table-cell>
          <table:table-cell office:value-type="float" office:value="1.1885" calcext:value-type="float">
            <text:p>1.1885</text:p>
          </table:table-cell>
        </table:table-row>
        <table:table-row table:style-name="ro1">
          <table:table-cell office:value-type="string" calcext:value-type="string">
            <text:p>2014/11/13</text:p>
          </table:table-cell>
          <table:table-cell office:value-type="float" office:value="1.1885" calcext:value-type="float">
            <text:p>1.1885</text:p>
          </table:table-cell>
        </table:table-row>
        <table:table-row table:style-name="ro1">
          <table:table-cell office:value-type="string" calcext:value-type="string">
            <text:p>2014/11/14</text:p>
          </table:table-cell>
          <table:table-cell office:value-type="float" office:value="1.1835" calcext:value-type="float">
            <text:p>1.1835</text:p>
          </table:table-cell>
        </table:table-row>
        <table:table-row table:style-name="ro1">
          <table:table-cell office:value-type="string" calcext:value-type="string">
            <text:p>2014/11/17</text:p>
          </table:table-cell>
          <table:table-cell office:value-type="float" office:value="1.1787" calcext:value-type="float">
            <text:p>1.1787</text:p>
          </table:table-cell>
        </table:table-row>
        <table:table-row table:style-name="ro1">
          <table:table-cell office:value-type="string" calcext:value-type="string">
            <text:p>2014/11/18</text:p>
          </table:table-cell>
          <table:table-cell office:value-type="float" office:value="1.17415" calcext:value-type="float">
            <text:p>1.17415</text:p>
          </table:table-cell>
        </table:table-row>
        <table:table-row table:style-name="ro1">
          <table:table-cell office:value-type="string" calcext:value-type="string">
            <text:p>2014/11/19</text:p>
          </table:table-cell>
          <table:table-cell office:value-type="float" office:value="1.17265" calcext:value-type="float">
            <text:p>1.17265</text:p>
          </table:table-cell>
        </table:table-row>
        <table:table-row table:style-name="ro1">
          <table:table-cell office:value-type="string" calcext:value-type="string">
            <text:p>2014/11/20</text:p>
          </table:table-cell>
          <table:table-cell office:value-type="float" office:value="1.4229" calcext:value-type="float">
            <text:p>1.4229</text:p>
          </table:table-cell>
        </table:table-row>
        <table:table-row table:style-name="ro1">
          <table:table-cell office:value-type="string" calcext:value-type="string">
            <text:p>2014/11/21</text:p>
          </table:table-cell>
          <table:table-cell office:value-type="float" office:value="1.43765" calcext:value-type="float">
            <text:p>1.43765</text:p>
          </table:table-cell>
        </table:table-row>
        <table:table-row table:style-name="ro1">
          <table:table-cell office:value-type="string" calcext:value-type="string">
            <text:p>2014/11/24</text:p>
          </table:table-cell>
          <table:table-cell office:value-type="float" office:value="1.43765" calcext:value-type="float">
            <text:p>1.43765</text:p>
          </table:table-cell>
        </table:table-row>
        <table:table-row table:style-name="ro1">
          <table:table-cell office:value-type="string" calcext:value-type="string">
            <text:p>2014/11/25</text:p>
          </table:table-cell>
          <table:table-cell office:value-type="float" office:value="1.43765" calcext:value-type="float">
            <text:p>1.43765</text:p>
          </table:table-cell>
        </table:table-row>
        <table:table-row table:style-name="ro1">
          <table:table-cell office:value-type="string" calcext:value-type="string">
            <text:p>2014/11/26</text:p>
          </table:table-cell>
          <table:table-cell office:value-type="float" office:value="1.43765" calcext:value-type="float">
            <text:p>1.43765</text:p>
          </table:table-cell>
        </table:table-row>
        <table:table-row table:style-name="ro1">
          <table:table-cell office:value-type="string" calcext:value-type="string">
            <text:p>2014/11/27</text:p>
          </table:table-cell>
          <table:table-cell office:value-type="float" office:value="1.43765" calcext:value-type="float">
            <text:p>1.43765</text:p>
          </table:table-cell>
        </table:table-row>
        <table:table-row table:style-name="ro1">
          <table:table-cell office:value-type="string" calcext:value-type="string">
            <text:p>2014/11/28</text:p>
          </table:table-cell>
          <table:table-cell office:value-type="float" office:value="1.43765" calcext:value-type="float">
            <text:p>1.43765</text:p>
          </table:table-cell>
        </table:table-row>
        <table:table-row table:style-name="ro1">
          <table:table-cell office:value-type="string" calcext:value-type="string">
            <text:p>2014/12/1</text:p>
          </table:table-cell>
          <table:table-cell office:value-type="float" office:value="1.43765" calcext:value-type="float">
            <text:p>1.43765</text:p>
          </table:table-cell>
        </table:table-row>
        <table:table-row table:style-name="ro1">
          <table:table-cell office:value-type="string" calcext:value-type="string">
            <text:p>2014/12/2</text:p>
          </table:table-cell>
          <table:table-cell office:value-type="float" office:value="1.4309" calcext:value-type="float">
            <text:p>1.4309</text:p>
          </table:table-cell>
        </table:table-row>
        <table:table-row table:style-name="ro1">
          <table:table-cell office:value-type="string" calcext:value-type="string">
            <text:p>2014/12/3</text:p>
          </table:table-cell>
          <table:table-cell office:value-type="float" office:value="1.43065" calcext:value-type="float">
            <text:p>1.43065</text:p>
          </table:table-cell>
        </table:table-row>
        <table:table-row table:style-name="ro1">
          <table:table-cell office:value-type="string" calcext:value-type="string">
            <text:p>2014/12/4</text:p>
          </table:table-cell>
          <table:table-cell office:value-type="float" office:value="1.46815" calcext:value-type="float">
            <text:p>1.46815</text:p>
          </table:table-cell>
        </table:table-row>
        <table:table-row table:style-name="ro1">
          <table:table-cell office:value-type="string" calcext:value-type="string">
            <text:p>2014/12/5</text:p>
          </table:table-cell>
          <table:table-cell office:value-type="float" office:value="1.4616" calcext:value-type="float">
            <text:p>1.4616</text:p>
          </table:table-cell>
        </table:table-row>
        <table:table-row table:style-name="ro1">
          <table:table-cell office:value-type="string" calcext:value-type="string">
            <text:p>2014/12/8</text:p>
          </table:table-cell>
          <table:table-cell office:value-type="float" office:value="1.4616" calcext:value-type="float">
            <text:p>1.4616</text:p>
          </table:table-cell>
        </table:table-row>
        <table:table-row table:style-name="ro1">
          <table:table-cell office:value-type="string" calcext:value-type="string">
            <text:p>2014/12/9</text:p>
          </table:table-cell>
          <table:table-cell office:value-type="float" office:value="1.4616" calcext:value-type="float">
            <text:p>1.4616</text:p>
          </table:table-cell>
        </table:table-row>
        <table:table-row table:style-name="ro1">
          <table:table-cell office:value-type="string" calcext:value-type="string">
            <text:p>2014/12/10</text:p>
          </table:table-cell>
          <table:table-cell office:value-type="float" office:value="1.4616" calcext:value-type="float">
            <text:p>1.4616</text:p>
          </table:table-cell>
        </table:table-row>
        <table:table-row table:style-name="ro1">
          <table:table-cell office:value-type="string" calcext:value-type="string">
            <text:p>2014/12/11</text:p>
          </table:table-cell>
          <table:table-cell office:value-type="float" office:value="1.4616" calcext:value-type="float">
            <text:p>1.4616</text:p>
          </table:table-cell>
        </table:table-row>
        <table:table-row table:style-name="ro1">
          <table:table-cell office:value-type="string" calcext:value-type="string">
            <text:p>2014/12/12</text:p>
          </table:table-cell>
          <table:table-cell office:value-type="float" office:value="1.45985" calcext:value-type="float">
            <text:p>1.45985</text:p>
          </table:table-cell>
        </table:table-row>
        <table:table-row table:style-name="ro1">
          <table:table-cell office:value-type="string" calcext:value-type="string">
            <text:p>2014/12/15</text:p>
          </table:table-cell>
          <table:table-cell office:value-type="float" office:value="1.3691" calcext:value-type="float">
            <text:p>1.3691</text:p>
          </table:table-cell>
        </table:table-row>
        <table:table-row table:style-name="ro1">
          <table:table-cell office:value-type="string" calcext:value-type="string">
            <text:p>2014/12/16</text:p>
          </table:table-cell>
          <table:table-cell office:value-type="float" office:value="1.36885" calcext:value-type="float">
            <text:p>1.36885</text:p>
          </table:table-cell>
        </table:table-row>
        <table:table-row table:style-name="ro1">
          <table:table-cell office:value-type="string" calcext:value-type="string">
            <text:p>2014/12/17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18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19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22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23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24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25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26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27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29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30</text:p>
          </table:table-cell>
          <table:table-cell office:value-type="float" office:value="1.35735" calcext:value-type="float">
            <text:p>1.35735</text:p>
          </table:table-cell>
        </table:table-row>
        <table:table-row table:style-name="ro1">
          <table:table-cell office:value-type="string" calcext:value-type="string">
            <text:p>2014/12/31</text:p>
          </table:table-cell>
          <table:table-cell office:value-type="float" office:value="1.35735" calcext:value-type="float">
            <text:p>1.35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0:39:23.873277652</dc:date>
    <meta:editing-duration>PT33S</meta:editing-duration>
    <meta:editing-cycles>1</meta:editing-cycles>
    <meta:document-statistic meta:table-count="1" meta:cell-count="49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249" chart:data-source-has-labels="row" svg:x="0.32cm" svg:y="0.18cm" svg:width="13.646cm" svg:height="8.64cm">
          <chartooo:coordinate-region svg:x="1.047cm" svg:y="0.379cm" svg:width="12.6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49" chart:label-cell-address="option_roi_result.B1:option_roi_result.B1" chart:class="chart:scatter">
            <chart:data-point chart:repeated="2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65">
                <text:p>0.99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65">
                <text:p>1.0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55">
                <text:p>0.99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895">
                <text:p>0.97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305">
                <text:p>0.99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065">
                <text:p>0.9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795">
                <text:p>0.99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59">
                <text:p>0.9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415">
                <text:p>0.97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005">
                <text:p>0.98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065">
                <text:p>0.9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8675">
                <text:p>0.958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8425">
                <text:p>0.958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1175">
                <text:p>0.951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2725">
                <text:p>0.942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2475">
                <text:p>0.942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3525">
                <text:p>0.953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6475">
                <text:p>0.96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835">
                <text:p>0.99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185">
                <text:p>0.99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575">
                <text:p>0.98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3675">
                <text:p>0.936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39">
                <text:p>0.9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8455">
                <text:p>0.88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705">
                <text:p>0.877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93">
                <text:p>1.01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64">
                <text:p>1.0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6925">
                <text:p>1.16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835">
                <text:p>1.1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787">
                <text:p>1.1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229">
                <text:p>1.4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309">
                <text:p>1.43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3065">
                <text:p>1.430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6815">
                <text:p>1.46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5985">
                <text:p>1.45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691">
                <text:p>1.36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6885">
                <text:p>1.368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5735">
                <text:p>1.35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